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olumn12" style:family="table-column">
      <style:table-column-properties style:column-width="1.8777in"/>
    </style:style>
    <style:style style:name="TableColumn13" style:family="table-column">
      <style:table-column-properties style:column-width="0.0458in"/>
    </style:style>
    <style:style style:name="TableColumn14" style:family="table-column">
      <style:table-column-properties style:column-width="2.1659in"/>
    </style:style>
    <style:style style:name="TableColumn15" style:family="table-column">
      <style:table-column-properties style:column-width="2.2104in"/>
    </style:style>
    <style:style style:name="Table11" style:family="table">
      <style:table-properties style:width="6.3in" fo:margin-left="0in" table:align="left"/>
    </style:style>
    <style:style style:name="TableRow16" style:family="table-row">
      <style:table-row-properties style:min-row-height="0.5159in"/>
    </style:style>
    <style:style style:name="TableCell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Row25" style:family="table-row">
      <style:table-row-properties style:min-row-height="1.1868in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 style:min-row-height="1.1694in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35" style:family="table-row">
      <style:table-row-properties style:min-row-height="1.5131in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40" style:family="table-row">
      <style:table-row-properties style:min-row-height="1.5131in"/>
    </style:style>
    <style:style style:name="TableCell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8" style:family="table-column">
      <style:table-column-properties style:column-width="1.534in"/>
    </style:style>
    <style:style style:name="TableColumn49" style:family="table-column">
      <style:table-column-properties style:column-width="2.5451in"/>
    </style:style>
    <style:style style:name="TableColumn50" style:family="table-column">
      <style:table-column-properties style:column-width="2.209in"/>
    </style:style>
    <style:style style:name="Table47" style:family="table">
      <style:table-properties style:width="6.2881in" fo:margin-left="0in" table:align="left"/>
    </style:style>
    <style:style style:name="TableRow51" style:family="table-row">
      <style:table-row-properties style:min-row-height="0.4423in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Row58" style:family="table-row">
      <style:table-row-properties style:min-row-height="1.0173in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62" style:family="table-row">
      <style:table-row-properties style:min-row-height="1.0027in"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 style:min-row-height="1.0173in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TableCell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71" style:family="table-row">
      <style:table-row-properties style:min-row-height="1.0173in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75" style:family="table-row">
      <style:table-row-properties style:min-row-height="1.0027in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 style:min-row-height="1.0173in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83" style:family="table-row">
      <style:table-row-properties style:min-row-height="1.0027in"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ext:p text:style-name="P1">Module :</text:p>
      <text:p text:style-name="P2">Introduction aux systèmes d’information</text:p>
      <text:p text:style-name="P3">Semestre 5 Parcours MIAGE</text:p>
      <text:p text:style-name="P4"/>
      <text:p text:style-name="Normal">Modalités évaluation : Contrôle continu 50% de la moyenne + 50% Examen de deux heures<text:s/></text:p>
      <text:p text:style-name="P5">Détail du contrôle continu :<text:s text:c="4"/>( Utilisation de L’IA permise)</text:p>
      <text:p text:style-name="P6"><text:span text:style-name="T7">Le portfolio numérique doit être présenté comme le livrable principal du module<text:s/></text:span><text:span text:style-name="T8">Introduction aux systèmes d’informations</text:span><text:span text:style-name="T9">.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Consigne</text:p>
            </table:table-cell>
            <table:table-cell table:style-name="TableCell19">
              <text:p text:style-name="P20"/>
            </table:table-cell>
            <table:table-cell table:style-name="TableCell21">
              <text:p text:style-name="P22">Compétence visée</text:p>
            </table:table-cell>
            <table:table-cell table:style-name="TableCell23">
              <text:p text:style-name="P24">Critères de réussite</text:p>
            </table:table-cell>
          </table:table-row>
        </table:table-header-rows>
        <table:table-row table:style-name="TableRow25">
          <table:table-cell table:style-name="TableCell26">
            <text:p text:style-name="Normal">Tous les travaux doivent être déposés dans un portfolio numérique.</text:p>
          </table:table-cell>
          <table:table-cell table:style-name="TableCell27">
            <text:p text:style-name="Normal"/>
          </table:table-cell>
          <table:table-cell table:style-name="TableCell28">
            <text:p text:style-name="Normal">Organiser et centraliser ses productions dans un espace numérique structuré.</text:p>
          </table:table-cell>
          <table:table-cell table:style-name="TableCell29">
            <text:p text:style-name="Normal">Le portfolio contient tous les travaux demandés, organisés de manière claire et accessible.</text:p>
          </table:table-cell>
        </table:table-row>
        <table:table-row table:style-name="TableRow30">
          <table:table-cell table:style-name="TableCell31">
            <text:p text:style-name="Normal">Hébergement gratuit sur Github ou autre plateforme.</text:p>
          </table:table-cell>
          <table:table-cell table:style-name="TableCell32">
            <text:p text:style-name="Normal"/>
          </table:table-cell>
          <table:table-cell table:style-name="TableCell33">
            <text:p text:style-name="Normal">Publier et mettre en ligne un site web en utilisant un service d’hébergement adapté.</text:p>
          </table:table-cell>
          <table:table-cell table:style-name="TableCell34">
            <text:p text:style-name="Normal">Le site est accessible en ligne via une URL valide et fonctionne correctement.</text:p>
          </table:table-cell>
        </table:table-row>
        <table:table-row table:style-name="TableRow35">
          <table:table-cell table:style-name="TableCell36">
            <text:p text:style-name="Normal">Utilisation des commandes Git pour assurer les Commits (les Mises à jour) du portfolio.</text:p>
          </table:table-cell>
          <table:table-cell table:style-name="TableCell37">
            <text:p text:style-name="Normal"/>
          </table:table-cell>
          <table:table-cell table:style-name="TableCell38">
            <text:p text:style-name="Normal">Maîtriser les bases du versionnage de code avec Git (init, add, commit, push, pull).</text:p>
          </table:table-cell>
          <table:table-cell table:style-name="TableCell39">
            <text:p text:style-name="Normal">Les mises à jour du portfolio sont régulièrement suivies par des commits clairs et datés.</text:p>
          </table:table-cell>
        </table:table-row>
        <table:table-row table:style-name="TableRow40">
          <table:table-cell table:style-name="TableCell41">
            <text:p text:style-name="Normal">Tous les portfolios seront codés à la main sans utilisation de CMS.</text:p>
          </table:table-cell>
          <table:table-cell table:style-name="TableCell42">
            <text:p text:style-name="Normal"/>
          </table:table-cell>
          <table:table-cell table:style-name="TableCell43">
            <text:p text:style-name="Normal">Développer un site web statique en HTML, CSS et JavaScript( utilisation de L’IA permise).</text:p>
          </table:table-cell>
          <table:table-cell table:style-name="TableCell44">
            <text:p text:style-name="Normal">Le code source du site est rédigé manuellement, lisible et respecte les standards du web (HTML5, CSS3, JS).</text:p>
          </table:table-cell>
        </table:table-row>
      </table:table>
      <text:p text:style-name="P45"/>
      <text:soft-page-break/>
      <text:p text:style-name="P46">Contenu du portfolio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header-rows>
          <table:table-row table:style-name="TableRow51">
            <table:table-cell table:style-name="TableCell52">
              <text:p text:style-name="P53">Consigne</text:p>
            </table:table-cell>
            <table:table-cell table:style-name="TableCell54">
              <text:p text:style-name="P55">Compétence visée</text:p>
            </table:table-cell>
            <table:table-cell table:style-name="TableCell56">
              <text:p text:style-name="P57">Critères de réussite</text:p>
            </table:table-cell>
          </table:table-row>
        </table:table-header-rows>
        <table:table-row table:style-name="TableRow58">
          <table:table-cell table:style-name="TableCell59">
            <text:p text:style-name="Normal">Rubrique 1 : déposer les Travaux demandés</text:p>
          </table:table-cell>
          <table:table-cell table:style-name="TableCell60">
            <text:p text:style-name="Normal">Gérer et organiser ses productions académiques.</text:p>
            <text:p text:style-name="Normal">Déposer tous les dossiers réalisés en classe</text:p>
          </table:table-cell>
          <table:table-cell table:style-name="TableCell61">
            <text:p text:style-name="Normal">Tous les travaux demandés sont déposés, complets et correctement nommés.</text:p>
          </table:table-cell>
        </table:table-row>
        <table:table-row table:style-name="TableRow62">
          <table:table-cell table:style-name="TableCell63">
            <text:p text:style-name="Normal">Rubrique 2 : déposer les Notes de cours individuel</text:p>
          </table:table-cell>
          <table:table-cell table:style-name="TableCell64">
            <text:p text:style-name="Normal">Développer une autonomie dans la prise de notes et la gestion des ressources personnelles.</text:p>
          </table:table-cell>
          <table:table-cell table:style-name="TableCell65">
            <text:p text:style-name="Normal">Les notes de cours sont claires, structurées et accessibles.</text:p>
          </table:table-cell>
        </table:table-row>
        <table:table-row table:style-name="TableRow66">
          <table:table-cell table:style-name="TableCell67">
            <text:p text:style-name="Normal">Rubrique 3 : Documents d'un système d'information</text:p>
          </table:table-cell>
          <table:table-cell table:style-name="TableCell68">
            <text:p text:style-name="Normal">Identifier,<text:span text:style-name="T69"><text:s/>Rédiger</text:span><text:s/>et organiser des documents liés à un système d’information.</text:p>
          </table:table-cell>
          <table:table-cell table:style-name="TableCell70">
            <text:p text:style-name="Normal">Les documents sont rédigés, classés et bien présentés.</text:p>
          </table:table-cell>
        </table:table-row>
        <table:table-row table:style-name="TableRow71">
          <table:table-cell table:style-name="TableCell72">
            <text:p text:style-name="Normal">Rubrique 4 : Les certifications</text:p>
          </table:table-cell>
          <table:table-cell table:style-name="TableCell73">
            <text:p text:style-name="Normal">Valoriser quelques compétences par des attestations ou certifications obtenues.</text:p>
          </table:table-cell>
          <table:table-cell table:style-name="TableCell74">
            <text:p text:style-name="Normal">Les certificats sont déposés en format lisible (PDF ou image) et correctement identifiés.</text:p>
          </table:table-cell>
        </table:table-row>
        <table:table-row table:style-name="TableRow75">
          <table:table-cell table:style-name="TableCell76">
            <text:p text:style-name="Normal">Rubrique 5 : Le projet final</text:p>
          </table:table-cell>
          <table:table-cell table:style-name="TableCell77">
            <text:p text:style-name="Normal">Concevoir et réaliser un projet numérique intégrant les compétences acquises.</text:p>
          </table:table-cell>
          <table:table-cell table:style-name="TableCell78">
            <text:p text:style-name="Normal">Le projet est réalisé, documenté et présenté de manière professionnelle.</text:p>
          </table:table-cell>
        </table:table-row>
        <table:table-row table:style-name="TableRow79">
          <table:table-cell table:style-name="TableCell80">
            <text:p text:style-name="Normal">Rubrique 6 : Diaporama pour la soutenance</text:p>
          </table:table-cell>
          <table:table-cell table:style-name="TableCell81">
            <text:p text:style-name="Normal">Synthétiser et présenter un projet de manière claire et professionnelle.</text:p>
          </table:table-cell>
          <table:table-cell table:style-name="TableCell82">
            <text:p text:style-name="Normal">Le diaporama est structuré, visuellement lisible et adapté à une présentation orale.</text:p>
          </table:table-cell>
        </table:table-row>
        <table:table-row table:style-name="TableRow83">
          <table:table-cell table:style-name="TableCell84">
            <text:p text:style-name="Normal">Rubrique 7 : Autres ressources</text:p>
          </table:table-cell>
          <table:table-cell table:style-name="TableCell85">
            <text:p text:style-name="Normal">Développer une capacité de veille et d’enrichissement personnel par des ressources complémentaires.</text:p>
          </table:table-cell>
          <table:table-cell table:style-name="TableCell86">
            <text:p text:style-name="Normal">Les ressources ajoutées sont pertinentes, variées et correctement référencées.</text:p>
          </table:table-cell>
        </table:table-row>
      </table:table>
      <text:p text:style-name="Normal"/>
      <text:p text:style-name="Normal"/>
      <text:p text:style-name="Normal"/>
      <text:p text:style-name="Normal"><text:s text:c="2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5-09-14T14:16:00Z</meta:creation-date>
    <dc:date>2025-10-05T19:44:00Z</dc:date>
    <meta:template xlink:href="Normal" xlink:type="simple"/>
    <meta:editing-cycles>3</meta:editing-cycles>
    <meta:editing-duration>PT1800S</meta:editing-duration>
    <meta:document-statistic meta:page-count="2" meta:paragraph-count="5" meta:word-count="443" meta:character-count="2876" meta:row-count="20" meta:non-whitespace-character-count="2438"/>
  </office:meta>
</office:document-meta>
</file>